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4add" officeooo:paragraph-rsid="00064ad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64add" officeooo:paragraph-rsid="00064ad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665d7" officeooo:paragraph-rsid="000665d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6d078" officeooo:paragraph-rsid="0006d07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64add" officeooo:paragraph-rsid="00064add" style:font-size-asian="22pt" style:font-weight-asian="bold" style:font-size-complex="22pt" style:font-weight-complex="bold"/>
    </style:style>
    <style:style style:name="T1" style:family="text">
      <style:text-properties officeooo:rsid="000665d7"/>
    </style:style>
    <style:style style:name="T2" style:family="text">
      <style:text-properties officeooo:rsid="0007574a"/>
    </style:style>
    <style:style style:name="T3" style:family="text">
      <style:text-properties officeooo:rsid="00089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riusz Skwarczek</text:p>
      <text:p text:style-name="P1">10264 <text:span text:style-name="T3">WSEI</text:span></text:p>
      <text:p text:style-name="P1"/>
      <text:p text:style-name="P5">Dokumentacja</text:p>
      <text:p text:style-name="P5">Edytor Graficzny PAINT</text:p>
      <text:p text:style-name="P2"/>
      <text:p text:style-name="P2"/>
      <text:p text:style-name="P2"/>
      <text:p text:style-name="P2"/>
      <text:p text:style-name="P2">1.Opis:</text:p>
      <text:p text:style-name="P2">Program Paint będzie prostym edytorem graficznym napisanym w języku C++.</text:p>
      <text:p text:style-name="P2">W edytorze będą zawarte podstawowe narzędzia graficzne. Dodatkowo będzie <text:span text:style-name="T1">możliwość</text:span> zapisywania swojej pracy oraz otwierania obrazów. W programie będzie Paleta kolorów oraz wybór grubości rysowania narzędzi.</text:p>
      <text:p text:style-name="P2"/>
      <text:p text:style-name="P2">2.Funkcjonalność:</text:p>
      <text:p text:style-name="P2">-Narzędzie rysowanie ołówkiem</text:p>
      <text:p text:style-name="P2">-Narzędzie rysowania Lini Prostej</text:p>
      <text:p text:style-name="P2">-Narzędzie rysowania Kwadratu</text:p>
      <text:p text:style-name="P2">-Narzędzie Wypełniania Obiektów</text:p>
      <text:p text:style-name="P2">-Gumka</text:p>
      <text:p text:style-name="P2">-Paleta <text:span text:style-name="T1">wyboru</text:span> <text:span text:style-name="T1">podstawowych</text:span> <text:span text:style-name="T1">k</text:span>olorów</text:p>
      <text:p text:style-name="P2">-<text:span text:style-name="T1">Wybór grubości rysowanej ścieżki dla narzędzi</text:span></text:p>
      <text:p text:style-name="P2">-<text:span text:style-name="T1">Otwieranie nowego dokumentu</text:span></text:p>
      <text:p text:style-name="P3">-Zapisywanie swoich prac</text:p>
      <text:p text:style-name="P3">-Otwieranie dokumentów</text:p>
      <text:p text:style-name="P4"/>
      <text:p text:style-name="P4">3.Zadania do wykonania (RoadMapa):</text:p>
      <text:p text:style-name="P4">-Załadowanie Bibliotek</text:p>
      <text:p text:style-name="P4">-Deklaracja Zmiennych</text:p>
      <text:p text:style-name="P4">-Ustawienie Elementów na Canvas (Przyciski, Comboboxy, Paleta kolorów)</text:p>
      <text:p text:style-name="P4">-Zaprogramowanie Przycisków danych funkcji (Linia, Koło, Kwadrat, Wypełnienie, Ołówek, Gumka)</text:p>
      <text:p text:style-name="P4">-Zaprogramowanie Wyboru Grubości narzędzi rysowania</text:p>
      <text:p text:style-name="P4">-Programowanie tworzenia nowych plików, zapisu oraz otwierania gotowych dokumentów.</text:p>
      <text:p text:style-name="P4">-<text:span text:style-name="T2">Export Projektu do Pliku .exe</text:span>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2:17:03.694000000</meta:creation-date>
    <dc:date>2019-01-24T12:38:05.916000000</dc:date>
    <meta:editing-duration>PT10M30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6" meta:word-count="123" meta:character-count="1050" meta:non-whitespace-character-count="953"/>
  </office:meta>
</office:document-meta>
</file>